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c9f4" officeooo:paragraph-rsid="000bc9f4"/>
    </style:style>
    <style:style style:name="P2" style:family="paragraph" style:parent-style-name="Standard">
      <style:text-properties officeooo:rsid="000d121a" officeooo:paragraph-rsid="000d121a"/>
    </style:style>
    <style:style style:name="P3" style:family="paragraph" style:parent-style-name="Standard">
      <style:text-properties officeooo:rsid="000f0d14" officeooo:paragraph-rsid="000f0d14"/>
    </style:style>
    <style:style style:name="P4" style:family="paragraph" style:parent-style-name="Standard">
      <style:text-properties officeooo:rsid="0011ebdc" officeooo:paragraph-rsid="0011ebdc"/>
    </style:style>
    <style:style style:name="P5" style:family="paragraph" style:parent-style-name="Standard">
      <style:text-properties officeooo:rsid="0015d2f4" officeooo:paragraph-rsid="0015d2f4"/>
    </style:style>
    <style:style style:name="P6" style:family="paragraph" style:parent-style-name="Standard">
      <style:text-properties officeooo:rsid="0016c0c4" officeooo:paragraph-rsid="0016c0c4"/>
    </style:style>
    <style:style style:name="P7" style:family="paragraph" style:parent-style-name="Standard">
      <style:text-properties officeooo:rsid="0019814f" officeooo:paragraph-rsid="0019814f"/>
    </style:style>
    <style:style style:name="P8" style:family="paragraph" style:parent-style-name="Standard">
      <style:text-properties officeooo:rsid="001c9a07" officeooo:paragraph-rsid="001c9a07"/>
    </style:style>
    <style:style style:name="P9" style:family="paragraph" style:parent-style-name="Standard">
      <style:text-properties officeooo:rsid="001e627c" officeooo:paragraph-rsid="001e627c"/>
    </style:style>
    <style:style style:name="P10" style:family="paragraph" style:parent-style-name="Standard">
      <style:text-properties officeooo:rsid="001f30f3" officeooo:paragraph-rsid="001f30f3"/>
    </style:style>
    <style:style style:name="P11" style:family="paragraph" style:parent-style-name="Standard">
      <style:text-properties officeooo:rsid="002d3732" officeooo:paragraph-rsid="002d3732"/>
    </style:style>
    <style:style style:name="P12" style:family="paragraph" style:parent-style-name="Standard">
      <style:paragraph-properties fo:break-before="page"/>
      <style:text-properties officeooo:rsid="000bc9f4" officeooo:paragraph-rsid="000bc9f4"/>
    </style:style>
    <style:style style:name="P13" style:family="paragraph" style:parent-style-name="Standard">
      <style:paragraph-properties fo:break-before="page"/>
      <style:text-properties officeooo:rsid="000f0d14" officeooo:paragraph-rsid="000f0d14"/>
    </style:style>
    <style:style style:name="P14" style:family="paragraph" style:parent-style-name="Standard">
      <style:paragraph-properties fo:break-before="page"/>
      <style:text-properties officeooo:rsid="0015d2f4" officeooo:paragraph-rsid="0015d2f4"/>
    </style:style>
    <style:style style:name="P15" style:family="paragraph" style:parent-style-name="Standard">
      <style:paragraph-properties fo:break-before="page"/>
      <style:text-properties officeooo:rsid="0021e184" officeooo:paragraph-rsid="0021e184"/>
    </style:style>
    <style:style style:name="P16" style:family="paragraph" style:parent-style-name="Standard">
      <style:paragraph-properties fo:break-before="page"/>
      <style:text-properties officeooo:rsid="002d3732" officeooo:paragraph-rsid="002d3732"/>
    </style:style>
    <style:style style:name="P17" style:family="paragraph" style:parent-style-name="Standard" style:list-style-name="L1">
      <style:text-properties officeooo:rsid="000f0d14" officeooo:paragraph-rsid="000f0d14"/>
    </style:style>
    <style:style style:name="P18" style:family="paragraph" style:parent-style-name="Standard" style:list-style-name="L1">
      <style:text-properties officeooo:rsid="00101fbd" officeooo:paragraph-rsid="00101fbd"/>
    </style:style>
    <style:style style:name="P19" style:family="paragraph" style:parent-style-name="Standard" style:list-style-name="L1">
      <style:text-properties officeooo:rsid="001086ab" officeooo:paragraph-rsid="001086ab"/>
    </style:style>
    <style:style style:name="P20" style:family="paragraph" style:parent-style-name="Standard" style:list-style-name="L1">
      <style:text-properties officeooo:rsid="0016c0c4" officeooo:paragraph-rsid="0016c0c4"/>
    </style:style>
    <style:style style:name="P21" style:family="paragraph" style:parent-style-name="Standard" style:list-style-name="L3">
      <style:text-properties officeooo:rsid="0016c0c4" officeooo:paragraph-rsid="0016c0c4"/>
    </style:style>
    <style:style style:name="P22" style:family="paragraph" style:parent-style-name="Standard" style:list-style-name="L2">
      <style:text-properties officeooo:rsid="0015d2f4" officeooo:paragraph-rsid="0015d2f4"/>
    </style:style>
    <style:style style:name="P23" style:family="paragraph" style:parent-style-name="Standard" style:list-style-name="L2">
      <style:text-properties officeooo:rsid="0017ee65" officeooo:paragraph-rsid="0017ee65"/>
    </style:style>
    <style:style style:name="P24" style:family="paragraph" style:parent-style-name="Standard" style:list-style-name="L3">
      <style:text-properties officeooo:rsid="0019814f" officeooo:paragraph-rsid="0019814f"/>
    </style:style>
    <style:style style:name="P25" style:family="paragraph" style:parent-style-name="Standard" style:list-style-name="L4">
      <style:text-properties officeooo:rsid="001c9a07" officeooo:paragraph-rsid="001c9a07"/>
    </style:style>
    <style:style style:name="P26" style:family="paragraph" style:parent-style-name="Standard" style:list-style-name="L5">
      <style:text-properties officeooo:rsid="001e627c" officeooo:paragraph-rsid="001e627c"/>
    </style:style>
    <style:style style:name="P27" style:family="paragraph" style:parent-style-name="Standard" style:list-style-name="L5">
      <style:text-properties officeooo:rsid="001e6e1e" officeooo:paragraph-rsid="001e6e1e"/>
    </style:style>
    <style:style style:name="P28" style:family="paragraph" style:parent-style-name="Standard" style:list-style-name="L5">
      <style:text-properties officeooo:rsid="001f30f3" officeooo:paragraph-rsid="001f30f3"/>
    </style:style>
    <style:style style:name="P29" style:family="paragraph" style:parent-style-name="Standard" style:list-style-name="L5">
      <style:text-properties officeooo:rsid="0020b876" officeooo:paragraph-rsid="0020b876"/>
    </style:style>
    <style:style style:name="P30" style:family="paragraph" style:parent-style-name="Standard" style:list-style-name="L6">
      <style:text-properties officeooo:rsid="0025cccd" officeooo:paragraph-rsid="0025cccd"/>
    </style:style>
    <style:style style:name="P31" style:family="paragraph" style:parent-style-name="Standard" style:list-style-name="L6">
      <style:text-properties officeooo:rsid="00270f85" officeooo:paragraph-rsid="00270f85"/>
    </style:style>
    <style:style style:name="P32" style:family="paragraph" style:parent-style-name="Standard" style:list-style-name="L6">
      <style:text-properties officeooo:rsid="0021e184" officeooo:paragraph-rsid="0021e184"/>
    </style:style>
    <style:style style:name="P33" style:family="paragraph" style:parent-style-name="Standard" style:list-style-name="L6">
      <style:text-properties officeooo:rsid="002afae4" officeooo:paragraph-rsid="002afae4"/>
    </style:style>
    <style:style style:name="P34" style:family="paragraph" style:parent-style-name="Standard" style:list-style-name="L6">
      <style:text-properties officeooo:rsid="002afae4" officeooo:paragraph-rsid="002b9ee1"/>
    </style:style>
    <style:style style:name="P35" style:family="paragraph" style:parent-style-name="Standard" style:list-style-name="L6">
      <style:text-properties officeooo:rsid="00288080" officeooo:paragraph-rsid="00288080"/>
    </style:style>
    <style:style style:name="P36" style:family="paragraph" style:parent-style-name="Standard" style:list-style-name="L6">
      <style:text-properties officeooo:rsid="002a8cd6" officeooo:paragraph-rsid="002a8cd6"/>
    </style:style>
    <style:style style:name="P37" style:family="paragraph" style:parent-style-name="Standard" style:list-style-name="L6">
      <style:text-properties officeooo:rsid="0034cf39" officeooo:paragraph-rsid="0034cf39"/>
    </style:style>
    <style:style style:name="P38" style:family="paragraph" style:parent-style-name="Standard" style:list-style-name="L6">
      <style:text-properties officeooo:rsid="00238a25" officeooo:paragraph-rsid="00238a25"/>
    </style:style>
    <style:style style:name="P39" style:family="paragraph" style:parent-style-name="Standard" style:list-style-name="L6">
      <style:text-properties officeooo:rsid="00251133" officeooo:paragraph-rsid="00251133"/>
    </style:style>
    <style:style style:name="P40" style:family="paragraph" style:parent-style-name="Standard" style:list-style-name="L6">
      <style:text-properties officeooo:rsid="002478c7" officeooo:paragraph-rsid="002478c7"/>
    </style:style>
    <style:style style:name="P41" style:family="paragraph" style:parent-style-name="Standard" style:list-style-name="L7">
      <style:text-properties officeooo:rsid="002d3732" officeooo:paragraph-rsid="002d3732"/>
    </style:style>
    <style:style style:name="P42" style:family="paragraph" style:parent-style-name="Standard">
      <style:text-properties officeooo:rsid="002d3732" officeooo:paragraph-rsid="002d3732"/>
    </style:style>
    <style:style style:name="P43" style:family="paragraph" style:parent-style-name="Standard" style:list-style-name="L7">
      <style:text-properties officeooo:rsid="002d7b9c" officeooo:paragraph-rsid="002d7b9c"/>
    </style:style>
    <style:style style:name="P44" style:family="paragraph" style:parent-style-name="Standard" style:list-style-name="L7">
      <style:text-properties officeooo:rsid="002d98c7" officeooo:paragraph-rsid="002d98c7"/>
    </style:style>
    <style:style style:name="P45" style:family="paragraph" style:parent-style-name="Standard" style:list-style-name="L8">
      <style:text-properties officeooo:rsid="0036a884" officeooo:paragraph-rsid="0036a884"/>
    </style:style>
    <style:style style:name="P46" style:family="paragraph" style:parent-style-name="Standard" style:list-style-name="L8">
      <style:text-properties officeooo:rsid="0036bd45" officeooo:paragraph-rsid="0036bd45"/>
    </style:style>
    <style:style style:name="P47" style:family="paragraph" style:parent-style-name="Standard">
      <style:paragraph-properties fo:break-before="page"/>
      <style:text-properties officeooo:rsid="0036a884" officeooo:paragraph-rsid="0036a884"/>
    </style:style>
    <style:style style:name="T1" style:family="text">
      <style:text-properties officeooo:rsid="001e627c"/>
    </style:style>
    <style:style style:name="T2" style:family="text">
      <style:text-properties officeooo:rsid="001e6e1e"/>
    </style:style>
    <style:style style:name="T3" style:family="text">
      <style:text-properties officeooo:rsid="0023ac45"/>
    </style:style>
    <style:style style:name="T4" style:family="text">
      <style:text-properties officeooo:rsid="00288080"/>
    </style:style>
    <style:style style:name="T5" style:family="text">
      <style:text-properties officeooo:rsid="002a8cd6"/>
    </style:style>
    <style:style style:name="T6" style:family="text">
      <style:text-properties officeooo:rsid="002afae4"/>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2b9ee1"/>
    </style:style>
    <style:style style:name="T10" style:family="text">
      <style:text-properties officeooo:rsid="0034cf3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ellbaum Meeting Notes</text:p>
      <text:p text:style-name="P2"/>
      <text:p text:style-name="P2">October 9, 2015</text:p>
      <text:p text:style-name="P1"/>
      <text:p text:style-name="P1">Download dataset and search it</text:p>
      <text:p text:style-name="P1">count number of words for each president; think about which words occur most often [useful to people]</text:p>
      <text:p text:style-name="P1"/>
      <text:p text:style-name="P1">compare to coca [cola] corpus</text:p>
      <text:p text:style-name="P1"/>
      <text:p text:style-name="P1">should be a section on data</text:p>
      <text:p text:style-name="P1"/>
      <text:p text:style-name="P1">hypotheses:</text:p>
      <text:p text:style-name="P1">formulate hypotheses on which presidents are most optimistic</text:p>
      <text:p text:style-name="P1">-disposition may / may not be independent of events of the life; think about whether a person's life's tragedy is independent of disposition</text:p>
      <text:p text:style-name="P1">-start out: possible that a tough life means black glasses; have to test this on what people wrote</text:p>
      <text:p text:style-name="P1">-use the presidential letters; more genuine</text:p>
      <text:p text:style-name="P1"/>
      <text:p text:style-name="P1">-may want to characterize which presidencies were tough; figure out a criteria to judge this (for example, do wars or economic depressions make the presidencies tougher; can also factor in presidential polls, which may be correlated with the negative events fo the president)? See if you can correlate <text:s/>this to language</text:p>
      <text:p text:style-name="P1"/>
      <text:p text:style-name="P1">Fellbaum: take three different president; use different parties and different time period, if you can.</text:p>
      <text:p text:style-name="P1"/>
      <text:p text:style-name="P1"/>
      <text:p text:style-name="P1">-write proposal for amazon mechanical turk. Bottom-up calculation; think precisely about how to ask the question. Look at website; tells you what the pay scale is; use this to calculate how much money you need. [do it quickly]</text:p>
      <text:p text:style-name="P1"/>
      <text:p text:style-name="P1"/>
      <text:p text:style-name="P1"/>
      <text:p text:style-name="P12"/>
      <text:p text:style-name="P4"/>
      <text:p text:style-name="P4"/>
      <text:p text:style-name="P4"/>
      <text:p text:style-name="P4"/>
      <text:p text:style-name="P1"/>
      <text:p text:style-name="P13">Week of October 26: My progress:</text:p>
      <text:p text:style-name="P3"/>
      <text:list xml:id="list4308531886644725357" text:style-name="L1">
        <text:list-item>
          <text:p text:style-name="P17">have crawled several GW files, and several JA files.</text:p>
        </text:list-item>
        <text:list-item>
          <text:p text:style-name="P17">Have extracted text from JA raw htmls</text:p>
        </text:list-item>
        <text:list-item>
          <text:p text:style-name="P17">have started trying to weed out non-letter JA files</text:p>
          <text:list>
            <text:list-item>
              <text:p text:style-name="P17">there is, predictably, a great deal of noise within the files</text:p>
            </text:list-item>
            <text:list-item>
              <text:p text:style-name="P17">several have detailed inventories but no words</text:p>
            </text:list-item>
            <text:list-item>
              <text:p text:style-name="P17">some are not written by John Adams</text:p>
            </text:list-item>
            <text:list-item>
              <text:p text:style-name="P18">some are written in french -___-</text:p>
            </text:list-item>
            <text:list-item>
              <text:p text:style-name="P17">some have basically nothing – want to weed these out first.</text:p>
            </text:list-item>
            <text:list-item>
              <text:p text:style-name="P19">In many, words are very frequently spelled in “old-timey” vernacular.</text:p>
            </text:list-item>
          </text:list>
        </text:list-item>
        <text:list-item>
          <text:p text:style-name="P20">Overall differences between Washington's most relatively frequent words, and Adams' most relatively frequent words</text:p>
          <text:list>
            <text:list-item>
              <text:p text:style-name="P20">Washington </text:p>
              <text:list>
                <text:list-item>
                  <text:p text:style-name="P20">uses a lot more abbreviations</text:p>
                </text:list-item>
                <text:list-item>
                  <text:p text:style-name="P20">uses the words “general”, etc.</text:p>
                </text:list-item>
                <text:list-item>
                  <text:p text:style-name="P20">Uses the word “mutilated” a lot, which is interesting.</text:p>
                </text:list-item>
              </text:list>
            </text:list-item>
            <text:list-item>
              <text:p text:style-name="P20">Adams</text:p>
              <text:list>
                <text:list-item>
                  <text:p text:style-name="P20">seems better educated</text:p>
                </text:list-item>
                <text:list-item>
                  <text:p text:style-name="P20">uses big, fancy words much more often than Washington</text:p>
                </text:list-item>
                <text:list-item>
                  <text:p text:style-name="P20">uses french (as well as french-derived english phrases) and greek words more often than washington (was the ambassador to france)</text:p>
                </text:list-item>
              </text:list>
            </text:list-item>
          </text:list>
        </text:list-item>
      </text:list>
      <text:p text:style-name="P1"/>
      <text:p text:style-name="P5">Fellbaum: Feedback and additional ideas</text:p>
      <text:p text:style-name="P5"/>
      <text:list xml:id="list6311694158044038396" text:style-name="L2">
        <text:list-item>
          <text:p text:style-name="P22">count frequency of top 100 words (including and not including stop words)</text:p>
          <text:list>
            <text:list-item>
              <text:p text:style-name="P22">just try to see how each president's words are different than the Coca Cola or Brown corpus (the former is better)</text:p>
            </text:list-item>
          </text:list>
        </text:list-item>
        <text:list-item>
          <text:p text:style-name="P22">Do some kind of frequency analysis on the words that are “old-timey”</text:p>
        </text:list-item>
        <text:list-item>
          <text:p text:style-name="P22">In order to understand sentiment, look at Bing Liu's tutorial and try out some of the ideas he talks about</text:p>
          <text:list>
            <text:list-item>
              <text:p text:style-name="P22">for example, find the words and phrases that presidents use most often, and use the PMI metric to figure out which ones are positive or negative.</text:p>
            </text:list-item>
            <text:list-item>
              <text:p text:style-name="P22">also, can try to find out the level of positivity or negativity of a president when they are talking about an event that is very painful to them</text:p>
            </text:list-item>
          </text:list>
        </text:list-item>
        <text:list-item>
          <text:p text:style-name="P23">Fellbaum suggests using Senti-wordnet on the words and phrases used most frequently by the presidents. Find the sentiment words that each president uses most frequently.</text:p>
        </text:list-item>
      </text:list>
      <text:p text:style-name="P5"/>
      <text:p text:style-name="P14"/>
      <text:p text:style-name="P6">Week of November 3: More Frequency Analysis:</text:p>
      <text:list xml:id="list2940313619789891717" text:style-name="L3">
        <text:list-item>
          <text:p text:style-name="P21">Using similar word counts to last week, I have just compared the raw word counts.</text:p>
        </text:list-item>
        <text:list-item>
          <text:p text:style-name="P21">Lots of words in the letters are just very common to old timey letters, as well as the subjects that these two guys had to deal with on a daily basis</text:p>
          <text:list>
            <text:list-item>
              <text:p text:style-name="P21">for example, the word “sir” is used much more commonly in each of the presidents' vernaculars</text:p>
            </text:list-item>
            <text:list-item>
              <text:p text:style-name="P21">the word “dear”, “congress”, “money”, “sir”, etc. are more common in Washington and Adams' letters than in the Brown corpus. This is probably because these were political men who are writing a lot of letters.</text:p>
            </text:list-item>
            <text:list-item>
              <text:p text:style-name="P21">The words “peace”, “england”, “france”, etc. is more common in Adams' letters; perhaps because he was an ambassador.</text:p>
            </text:list-item>
            <text:list-item>
              <text:p text:style-name="P24">The words “general”, “mutilated”, and “army” are much more frequently used in Washington's letters.</text:p>
            </text:list-item>
          </text:list>
        </text:list-item>
      </text:list>
      <text:p text:style-name="P7"/>
      <text:p text:style-name="P8"><text:span text:style-name="T1">Fellbaum feedback:</text:span> Nov. 11: Polished frequency analysis, plus some initial sentimentality analysis</text:p>
      <text:list xml:id="list3995338343285831458" text:style-name="L4">
        <text:list-item>
          <text:p text:style-name="P25">In addition to counting words, also count “types”</text:p>
          <text:list>
            <text:list-item>
              <text:p text:style-name="P25">this is the number of unique words</text:p>
            </text:list-item>
          </text:list>
        </text:list-item>
        <text:list-item>
          <text:p text:style-name="P25">“map against standard on-line?”</text:p>
        </text:list-item>
        <text:list-item>
          <text:p text:style-name="P25">In terms of finding abbreviations (or perhaps other types of words), does the person being addressed in the letter matter? For example, wouldn't Washington be more likely to write a letter with many abbreviations when writing to his wife?</text:p>
        </text:list-item>
      </text:list>
      <text:p text:style-name="P8"/>
      <text:p text:style-name="P8"/>
      <text:p text:style-name="P9">Week of Nov. 11</text:p>
      <text:list xml:id="list8024893558530012115" text:style-name="L5">
        <text:list-item>
          <text:p text:style-name="P26">Analysis of number of types <text:span text:style-name="T2">for each president</text:span>:</text:p>
          <text:list>
            <text:list-item>
              <text:p text:style-name="P26">Washington has 39,607 different types</text:p>
            </text:list-item>
            <text:list-item>
              <text:p text:style-name="P26">Adams has 40,066 – surprisingly, almost exactly the same number (which is very good).</text:p>
              <text:list>
                <text:list-item>
                  <text:p text:style-name="P27">Although this is after removing about 700 french letters.</text:p>
                </text:list-item>
              </text:list>
            </text:list-item>
          </text:list>
        </text:list-item>
        <text:list-item>
          <text:p text:style-name="P27">Analysis of total WC for each president </text:p>
          <text:list>
            <text:list-item>
              <text:p text:style-name="P27">Adams: total words: 813461</text:p>
            </text:list-item>
            <text:list-item>
              <text:p text:style-name="P27">Washington: total words: 752136.</text:p>
            </text:list-item>
            <text:list-item>
              <text:p text:style-name="P27">Also very interesting. Adams has about 700 more letters, but still has a greater word count than Washington but a little bit. This may be because he is naturally more talkative.</text:p>
            </text:list-item>
          </text:list>
        </text:list-item>
        <text:list-item>
          <text:p text:style-name="P28">In sentiment-frequency metric from before:</text:p>
          <text:list>
            <text:list-item>
              <text:p text:style-name="P28">USE LOG-FREQUENCY INSTEAD OF FREQUENCY</text:p>
              <text:list>
                <text:list-item>
                  <text:p text:style-name="P28">It greatly improves the results.<text:line-break/></text:p>
                </text:list-item>
              </text:list>
            </text:list-item>
          </text:list>
        </text:list-item>
        <text:list-item>
          <text:p text:style-name="P29">Also tried doing “pointwise mutual information” metric with words from both datasets</text:p>
          <text:list>
            <text:list-item>
              <text:p text:style-name="P29">found this data to be much more noisy</text:p>
            </text:list-item>
            <text:list-item>
              <text:p text:style-name="P29">used the word “good” - can try the word “excellent”?</text:p>
            </text:list-item>
            <text:list-item>
              <text:p text:style-name="P29">Can combine this with other stuff?</text:p>
            </text:list-item>
          </text:list>
        </text:list-item>
      </text:list>
      <text:p text:style-name="P10"/>
      <text:p text:style-name="P10"/>
      <text:p text:style-name="P15">Week of November 20:</text:p>
      <text:list xml:id="list7675736001905653978" text:style-name="L6">
        <text:list-item>
          <text:p text:style-name="P30">PRIORITY NUMBER ONE:</text:p>
          <text:list>
            <text:list-item>
              <text:p text:style-name="P30">CRAWL MORE EFFING DATA!</text:p>
              <text:list>
                <text:list-item>
                  <text:p text:style-name="P31"><text:span text:style-name="T5">N</text:span>eed to crawl data on more events <text:span text:style-name="T5">(i.e. the presidency)</text:span> for Adams; need to crawl more “evenly” for Jefferson and Washington.</text:p>
                </text:list-item>
                <text:list-item>
                  <text:p text:style-name="P31"/>
                </text:list-item>
              </text:list>
            </text:list-item>
          </text:list>
        </text:list-item>
        <text:list-item>
          <text:p text:style-name="P32">Want to continue examining <text:span text:style-name="T5">chronologically plotted data.</text:span></text:p>
          <text:list>
            <text:list-item>
              <text:p text:style-name="P33">More things to do <text:span text:style-name="T7">on this</text:span><text:span text:style-name="T8"> currently:</text:span></text:p>
              <text:list>
                <text:list-item>
                  <text:p text:style-name="P33">do an analysis of dates (look at sentiment by month)</text:p>
                </text:list-item>
                <text:list-item>
                  <text:p text:style-name="P33">examine effects of using a new metric (sentiment / log-wc)</text:p>
                  <text:list>
                    <text:list-item>
                      <text:p text:style-name="P33">[Later] could also try looking into other, totally new metrics?</text:p>
                    </text:list-item>
                    <text:list-item>
                      <text:p text:style-name="P33">Once I have Mechanical Turk data, compare results from this to results of my metric.</text:p>
                    </text:list-item>
                  </text:list>
                </text:list-item>
                <text:list-item>
                  <text:p text:style-name="P33">Eventually, interpret the data that I have</text:p>
                  <text:list>
                    <text:list-item>
                      <text:p text:style-name="P33">useful to use Mechanical turk data </text:p>
                    </text:list-item>
                    <text:list-item>
                      <text:p text:style-name="P33">useful to compare with Jefferson </text:p>
                    </text:list-item>
                    <text:list-item>
                      <text:p text:style-name="P34">useful to compare with some third party source?</text:p>
                    </text:list-item>
                    <text:list-item>
                      <text:p text:style-name="P34"><text:span text:style-name="T9">Useful to read stuff about psychology to see how useful this metric is?</text:span><text:line-break/><text:line-break/></text:p>
                    </text:list-item>
                  </text:list>
                </text:list-item>
              </text:list>
            </text:list-item>
            <text:list-item>
              <text:p text:style-name="P30">useful findings</text:p>
              <text:list>
                <text:list-item>
                  <text:p text:style-name="P30">I believe the general levels of positivity and negativity might be a good reflection of “positive affect” and “blue affect”. For example, it seems to me that Adams has a higher-than-normal blue affect, due to the fact that his levels of negative sentiment seem slightly higher.</text:p>
                </text:list-item>
              </text:list>
            </text:list-item>
            <text:list-item>
              <text:p text:style-name="P35"><text:span text:style-name="T6">L</text:span>ook inside a letter and figure out what percent of the sentences are <text:span text:style-name="T10">sentimental</text:span>.</text:p>
              <text:list>
                <text:list-item>
                  <text:p text:style-name="P36">This may lead to finding a better metric for a letter's emotional content.</text:p>
                </text:list-item>
                <text:list-item>
                  <text:p text:style-name="P36">Compare the two metrics further (i.e. sentimental wc / length vs. sentimental wc / log(length))</text:p>
                </text:list-item>
              </text:list>
            </text:list-item>
            <text:list-item>
              <text:p text:style-name="P32">maybe take averages across time (i.e. a monthly average). <text:span text:style-name="T4">Best to do this when mapping across the presidency.<text:line-break/></text:span></text:p>
            </text:list-item>
            <text:list-item>
              <text:p text:style-name="P32">If I were a person (especially a psychiatrist) what would I look for <text:span text:style-name="T3">if figuring this out</text:span>?</text:p>
              <text:list>
                <text:list-item>
                  <text:p text:style-name="P32">Would it help to analyze a clinically depressed person's writings or speech?</text:p>
                </text:list-item>
                <text:list-item>
                  <text:p text:style-name="P32">I might also look for things that the person ruminates on, and try to deduce the thought process behind this [this is very intractable]</text:p>
                  <text:list>
                    <text:list-item>
                      <text:p text:style-name="P37">maybe use topic modelling and look at subjects that the person talks about in certain time frames.</text:p>
                    </text:list-item>
                  </text:list>
                </text:list-item>
                <text:list-item>
                  <text:p text:style-name="P38">read about how to diagnose clinical depression, and then maybe read for the same signs within Washington and Adams?</text:p>
                </text:list-item>
                <text:list-item>
                  <text:p text:style-name="P38">A person who is happy finds joy in life. How can I use ML to figure out what gives these men joy in life? Or perhaps how joyous they are?</text:p>
                </text:list-item>
                <text:list-item>
                  <text:p text:style-name="P39">It is possible that a happy person would only write one or two sentences to indicate their happiness in a letter. What do I do about this? Perhaps look for the most emotional sentences of a person per month or day?</text:p>
                </text:list-item>
              </text:list>
            </text:list-item>
          </text:list>
        </text:list-item>
        <text:list-item>
          <text:p text:style-name="P32">Also, research psychology to figure out what to do with the most sentimental words.</text:p>
          <text:list>
            <text:list-item>
              <text:p text:style-name="P40">I think it might be useful to use them for other aspects of the personality, but not sure what <text:soft-page-break/>to do about the optimism.</text:p>
            </text:list-item>
          </text:list>
        </text:list-item>
      </text:list>
      <text:p text:style-name="P16"/>
      <text:p text:style-name="P11"/>
      <text:p text:style-name="P11">Ideas for next steps in the thesis</text:p>
      <text:list xml:id="list2093358090052758521" text:style-name="L7">
        <text:list-item>
          <text:p text:style-name="P41">can look at most sentimental words and associate those with different things relating to optimism or pessimism</text:p>
          <text:list>
            <text:list-item>
              <text:p text:style-name="P41">or possibly, other axes of the MTBI scale</text:p>
            </text:list-item>
          </text:list>
        </text:list-item>
        <text:list-item>
          <text:p text:style-name="P41">can also try to go more low-level and examine the sentence structure and how it relates to the personality. </text:p>
          <text:list>
            <text:list-item>
              <text:p text:style-name="P41">Does a depressed person phrase things in a different way?</text:p>
            </text:list-item>
          </text:list>
        </text:list-item>
        <text:list-item>
          <text:p text:style-name="P43">Can identify the subject matter of different letters and see what subjects someone talked about</text:p>
          <text:list>
            <text:list-item>
              <text:p text:style-name="P44">Is there a tool to find the subject matter of a letter?</text:p>
            </text:list-item>
            <text:list-item>
              <text:p text:style-name="P43">maybe we can associate each word with a subject and each subject with a level of positivity or negativity.</text:p>
            </text:list-item>
          </text:list>
        </text:list-item>
        <text:list-item>
          <text:p text:style-name="P41">Also <text:span text:style-name="T7">look into psychology</text:span> &amp; see what you can find.</text:p>
        </text:list-item>
      </text:list>
      <text:p text:style-name="P11"/>
      <text:p text:style-name="P11"/>
      <text:p text:style-name="P47">Week of January 5:</text:p>
      <text:list xml:id="list5906343613200182559" text:style-name="L8">
        <text:list-item>
          <text:p text:style-name="P45">Linguistic Inquiry and Word Count</text:p>
          <text:list>
            <text:list-item>
              <text:p text:style-name="P45">Eugene Tang?</text:p>
            </text:list-item>
          </text:list>
        </text:list-item>
        <text:list-item>
          <text:p text:style-name="P45">Fellbaum's Thoughts on the Big Five Papers</text:p>
          <text:list>
            <text:list-item>
              <text:p text:style-name="P45">doesn't like the overhyped performance of the “Big Five”</text:p>
            </text:list-item>
            <text:list-item>
              <text:p text:style-name="P45">feels that the numbers reported for their performance are not the best</text:p>
            </text:list-item>
            <text:list-item>
              <text:p text:style-name="P45">likes better the idea of “reflecting” on individual life events.</text:p>
            </text:list-item>
          </text:list>
        </text:list-item>
        <text:list-item>
          <text:p text:style-name="P45">Thoughts on Harvard Inquirer data </text:p>
          <text:list>
            <text:list-item>
              <text:p text:style-name="P45">likes all the ideas I put forth</text:p>
            </text:list-item>
            <text:list-item>
              <text:p text:style-name="P45">suggests comparing sentiment analysis performance difference between when H. Inq is used and when SWN is used.</text:p>
              <text:list>
                <text:list-item>
                  <text:p text:style-name="P45">Compare the senti scores year by year</text:p>
                </text:list-item>
                <text:list-item>
                  <text:p text:style-name="P45">ask whether the positivity and negativity still correlates positively when using H. Inq dataset.</text:p>
                </text:list-item>
              </text:list>
            </text:list-item>
          </text:list>
        </text:list-item>
        <text:list-item>
          <text:p text:style-name="P45">Suggests running data through parser for more accuracy</text:p>
          <text:list>
            <text:list-item>
              <text:p text:style-name="P45">parser: factors in negation words</text:p>
              <text:list>
                <text:list-item>
                  <text:p text:style-name="P45">for example, “not the most happy” - should get a negative score, not a positive score for the word happy.</text:p>
                </text:list-item>
                <text:list-item>
                  <text:p text:style-name="P45">Alternatively, can use pmi in the “left” direction (if “not” comes after “happy” it usually doesn't mean anything)</text:p>
                </text:list-item>
              </text:list>
            </text:list-item>
          </text:list>
        </text:list-item>
        <text:list-item>
          <text:p text:style-name="P45">Suggests running word through stemmer / lemmatizer to simplify the data I found</text:p>
          <text:list>
            <text:list-item>
              <text:p text:style-name="P45">for example, “eats/eating/ate” =&gt; “eat”</text:p>
            </text:list-item>
            <text:list-item>
              <text:p text:style-name="P45">a lemmatizer can be found in NLTK</text:p>
            </text:list-item>
            <text:list-item>
              <text:p text:style-name="P45">this is useful for pmi, but may not be as useful for sentiment analysis or when using H. Inq dataset.</text:p>
            </text:list-item>
          </text:list>
        </text:list-item>
        <text:list-item>
          <text:p text:style-name="P45">BUG FOUND IN PMI LISTS</text:p>
          <text:list>
            <text:list-item>
              <text:p text:style-name="P45">the same words come up twice in the 1776 list... need to debug this.</text:p>
            </text:list-item>
          </text:list>
        </text:list-item>
        <text:list-item>
          <text:p text:style-name="P45">Publishing</text:p>
          <text:list>
            <text:list-item>
              <text:p text:style-name="P45">find the right conference yourself, and then send your paper there for publication if you want.</text:p>
            </text:list-item>
            <text:list-item>
              <text:p text:style-name="P45">Some good conferences:</text:p>
              <text:list>
                <text:list-item>
                  <text:p text:style-name="P45">google: “social computing” &amp; “sentiment analysis”</text:p>
                </text:list-item>
                <text:list-item>
                  <text:p text:style-name="P45">keep track of conference submission deadlines</text:p>
                </text:list-item>
                <text:list-item>
                  <text:p text:style-name="P45">ACL [Assn for Computational Linguistics] (very selective)</text:p>
                  <text:list>
                    <text:list-item>
                      <text:p text:style-name="P45">have workshops on special topics</text:p>
                    </text:list-item>
                    <text:list-item>
                      <text:p text:style-name="P45">have a webpage that lists several conferences and dates.</text:p>
                    </text:list-item>
                  </text:list>
                </text:list-item>
              </text:list>
            </text:list-item>
          </text:list>
        </text:list-item>
        <text:list-item>
          <text:p text:style-name="P45">Computational Linguistics Olympiad</text:p>
          <text:list>
            <text:list-item>
              <text:p text:style-name="P45">a new competition for high school kids to learn computational linguistics.</text:p>
            </text:list-item>
            <text:list-item>
              <text:p text:style-name="P45">Requires you to understand the structure of language to translate &amp; figure out the meaning of sentences without knowing what the words mean.</text:p>
            </text:list-item>
            <text:list-item>
              <text:p text:style-name="P46">Can try to look at some of the problems for fu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4:18:15.537733074</meta:creation-date>
    <dc:date>2016-01-09T17:00:34.239418356</dc:date>
    <meta:editing-duration>P3DT8H15M23S</meta:editing-duration>
    <meta:editing-cycles>29</meta:editing-cycles>
    <meta:generator>LibreOffice/4.2.8.2$Linux_X86_64 LibreOffice_project/420m0$Build-2</meta:generator>
    <meta:document-statistic meta:table-count="0" meta:image-count="0" meta:object-count="0" meta:page-count="8" meta:paragraph-count="143" meta:word-count="1828" meta:character-count="10253" meta:non-whitespace-character-count="8675"/>
  </office:meta>
</office:document-meta>
</file>